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540000011A4E08BC2A.eps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3.98cm" svg:height="3.143cm" svg:x="3.736cm" svg:y="1.039cm">
          <draw:image xlink:href="Pictures/20000002000001540000011A4E08BC2A.eps" xlink:type="simple" xlink:show="embed" xlink:actuate="onLoad">
            <text:p/>
          </draw:image>
          <draw:glue-point draw:id="4" svg:x="-1.984cm" svg:y="2.507cm"/>
        </draw:frame>
        <draw:frame draw:style-name="gr2" draw:layer="layout" svg:width="0.486cm" svg:height="0.529cm" svg:x="6.597cm" svg:y="2.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85cm" svg:height="0.469cm" svg:x="7.769cm" svg:y="0.68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93cm" svg:height="0.469cm" svg:x="3.214cm" svg:y="2.42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493cm" svg:height="0.469cm" svg:x="5.483cm" svg:y="4.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3" draw:text-style-name="P1" draw:layer="layout" svg:x1="7.712cm" svg:y1="0.794cm" svg:x2="7.05cm" svg:y2="0.794cm">
          <text:p/>
        </draw:line>
        <draw:line draw:style-name="gr3" draw:text-style-name="P1" draw:layer="layout" svg:x1="3.383cm" svg:y1="2.216cm" svg:x2="4.045cm" svg:y2="2.216cm">
          <text:p/>
        </draw:line>
        <draw:line draw:style-name="gr3" draw:text-style-name="P1" draw:layer="layout" svg:x1="5.92cm" svg:y1="3.815cm" svg:x2="5.92cm" svg:y2="4.241cm">
          <text:p/>
        </draw:line>
        <draw:frame draw:style-name="gr2" draw:layer="layout" svg:width="0.515cm" svg:height="0.529cm" svg:x="7.278cm" svg:y="0.25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523cm" svg:height="0.529cm" svg:x="3.309cm" svg:y="1.65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523cm" svg:height="0.529cm" svg:x="5.936cm" svg:y="3.71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xml:id="id1" draw:id="id1" draw:layer="layout" svg:width="0.891cm" svg:height="0.529cm" svg:x="3.364cm" svg:y="4.09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908cm" svg:height="0.974cm" svg:x="5.18cm" svg:y="2.63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0.887cm" svg:height="0.974cm" svg:x="5.161cm" svg:y="1.049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3" draw:text-style-name="P1" draw:layer="layout" svg:x1="4.616cm" svg:y1="2.926cm" svg:x2="4.616cm" svg:y2="3.352cm">
          <text:p/>
        </draw:line>
        <draw:line draw:style-name="gr3" draw:text-style-name="P1" draw:layer="layout" svg:x1="4.664cm" svg:y1="1.653cm" svg:x2="4.664cm" svg:y2="1.227cm">
          <text:p/>
        </draw:line>
        <draw:frame draw:style-name="gr2" draw:layer="layout" svg:width="0.722cm" svg:height="1.058cm" svg:x="3.876cm" svg:y="2.63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0.704cm" svg:height="1.058cm" svg:x="3.913cm" svg:y="0.69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onnector draw:style-name="gr3" draw:text-style-name="P1" draw:layer="layout" draw:type="curve" svg:x1="4.255cm" svg:y1="4.355cm" svg:x2="4.937cm" svg:y2="3.397cm" draw:start-shape="id1" draw:start-glue-point="1" draw:end-shape="id2" draw:end-glue-point="4" svg:d="m4255 4355c455 0 682-319 682-958">
          <text:p/>
        </draw:connector>
        <draw:frame draw:style-name="gr2" draw:layer="layout" svg:width="4.624cm" svg:height="0.996cm" svg:x="7.977cm" svg:y="2.467cm">
          <draw:object xlink:href="./Object 9" xlink:type="simple" xlink:show="embed" xlink:actuate="onLoad"/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math xmlns="http://www.w3.org/1998/Math/MathML">
  <semantics>
    <msub>
      <mi>i</mi>
      <mi>T</mi>
    </msub>
    <annotation encoding="StarMath 5.0">i_T</annotation>
  </semantics>
</math>
</file>

<file path=Object 10/content.xml><?xml version="1.0" encoding="utf-8"?>
<math xmlns="http://www.w3.org/1998/Math/MathML">
  <semantics>
    <mfenced open="(" close=")">
      <mfrac>
        <msub>
          <mi>I</mi>
          <mi>S</mi>
        </msub>
        <msub>
          <mo stretchy="false">β</mo>
          <mi>F</mi>
        </msub>
      </mfrac>
    </mfenced>
    <annotation encoding="StarMath 5.0">left (I_S over %beta_F right )</annotation>
  </semantics>
</math>
</file>

<file path=Object 11/content.xml><?xml version="1.0" encoding="utf-8"?>
<math xmlns="http://www.w3.org/1998/Math/MathML">
  <semantics>
    <mfenced open="(" close=")">
      <mfrac>
        <msub>
          <mi>I</mi>
          <mi>S</mi>
        </msub>
        <msub>
          <mo stretchy="false">β</mo>
          <mi>R</mi>
        </msub>
      </mfrac>
    </mfenced>
    <annotation encoding="StarMath 5.0">left (I_S over %beta_R right )</annotation>
  </semantics>
</math>
</file>

<file path=Object 12/content.xml><?xml version="1.0" encoding="utf-8"?>
<math xmlns="http://www.w3.org/1998/Math/MathML">
  <semantics>
    <mfrac>
      <msub>
        <mi>i</mi>
        <mi>F</mi>
      </msub>
      <msub>
        <mo stretchy="false">β</mo>
        <mi>F</mi>
      </msub>
    </mfrac>
    <annotation encoding="StarMath 5.0">i_F over %beta_F</annotation>
  </semantics>
</math>
</file>

<file path=Object 13/content.xml><?xml version="1.0" encoding="utf-8"?>
<math xmlns="http://www.w3.org/1998/Math/MathML">
  <semantics>
    <mfrac>
      <msub>
        <mi>I</mi>
        <mi>R</mi>
      </msub>
      <msub>
        <mo stretchy="false">β</mo>
        <mi>R</mi>
      </msub>
    </mfrac>
    <annotation encoding="StarMath 5.0">I_R over %beta_R</annotation>
  </semantics>
</math>
</file>

<file path=Object 2/content.xml><?xml version="1.0" encoding="utf-8"?>
<math xmlns="http://www.w3.org/1998/Math/MathML">
  <semantics>
    <mi>C</mi>
    <annotation encoding="StarMath 5.0">C</annotation>
  </semantics>
</math>
</file>

<file path=Object 3/content.xml><?xml version="1.0" encoding="utf-8"?>
<math xmlns="http://www.w3.org/1998/Math/MathML">
  <semantics>
    <mi>B</mi>
    <annotation encoding="StarMath 5.0">B</annotation>
  </semantics>
</math>
</file>

<file path=Object 4/content.xml><?xml version="1.0" encoding="utf-8"?>
<math xmlns="http://www.w3.org/1998/Math/MathML">
  <semantics>
    <mi>E</mi>
    <annotation encoding="StarMath 5.0">E</annotation>
  </semantics>
</math>
</file>

<file path=Object 5/content.xml><?xml version="1.0" encoding="utf-8"?>
<math xmlns="http://www.w3.org/1998/Math/MathML">
  <semantics>
    <msub>
      <mi>i</mi>
      <mi>C</mi>
    </msub>
    <annotation encoding="StarMath 5.0">i_C</annotation>
  </semantics>
</math>
</file>

<file path=Object 6/content.xml><?xml version="1.0" encoding="utf-8"?>
<math xmlns="http://www.w3.org/1998/Math/MathML">
  <semantics>
    <msub>
      <mi>i</mi>
      <mi>B</mi>
    </msub>
    <annotation encoding="StarMath 5.0">i_B</annotation>
  </semantics>
</math>
</file>

<file path=Object 7/content.xml><?xml version="1.0" encoding="utf-8"?>
<math xmlns="http://www.w3.org/1998/Math/MathML">
  <semantics>
    <msub>
      <mi>i</mi>
      <mi>E</mi>
    </msub>
    <annotation encoding="StarMath 5.0">i_E</annotation>
  </semantics>
</math>
</file>

<file path=Object 8/content.xml><?xml version="1.0" encoding="utf-8"?>
<math xmlns="http://www.w3.org/1998/Math/MathML">
  <semantics>
    <msub>
      <mi>D</mi>
      <mi mathvariant="italic">BE</mi>
    </msub>
    <annotation encoding="StarMath 5.0">D_BE</annotation>
  </semantics>
</math>
</file>

<file path=Object 9/content.xml><?xml version="1.0" encoding="utf-8"?>
<math xmlns="http://www.w3.org/1998/Math/MathML">
  <semantics>
    <mrow>
      <mrow>
        <mrow>
          <msub>
            <mi>i</mi>
            <mi>T</mi>
          </msub>
          <mo stretchy="false">=</mo>
          <mrow>
            <msub>
              <mi>i</mi>
              <mi>F</mi>
            </msub>
            <mo stretchy="false">−</mo>
            <msub>
              <mi>i</mi>
              <mi>R</mi>
            </msub>
          </mrow>
        </mrow>
        <mo stretchy="false">=</mo>
        <msub>
          <mi>I</mi>
          <mi>S</mi>
        </msub>
      </mrow>
      <mfenced open="(" close=")">
        <mrow>
          <msup>
            <mi>e</mi>
            <mfrac>
              <msub>
                <mi>v</mi>
                <mi mathvariant="italic">BE</mi>
              </msub>
              <msub>
                <mi>V</mi>
                <mi>T</mi>
              </msub>
            </mfrac>
          </msup>
          <mo stretchy="false">−</mo>
          <msup>
            <mi>e</mi>
            <mfrac>
              <msub>
                <mi>v</mi>
                <mi mathvariant="italic">BC</mi>
              </msub>
              <msub>
                <mi>V</mi>
                <mi>T</mi>
              </msub>
            </mfrac>
          </msup>
        </mrow>
      </mfenced>
    </mrow>
    <annotation encoding="StarMath 5.0">i_T=i_F-i_R=I_S left (e^{v_BE over V_T}-e^{v_BC over V_T} right )</annotation>
  </semantics>
</math>
</file>